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3.155cm" fo:margin-left="0cm" fo:margin-right="5.652cm" table:align="margins"/>
    </style:style>
    <style:style style:name="Таблица1.A" style:family="table-column">
      <style:table-column-properties style:column-width="9.229cm" style:rel-column-width="45978*"/>
    </style:style>
    <style:style style:name="Таблица1.B" style:family="table-column">
      <style:table-column-properties style:column-width="3.926cm" style:rel-column-width="19557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start" style:justify-single-word="false"/>
      <style:text-properties style:font-name="Cambria"/>
    </style:style>
    <style:style style:name="P4" style:family="paragraph" style:parent-style-name="Text_20_body">
      <style:paragraph-properties fo:text-align="start" style:justify-single-word="false"/>
      <style:text-properties style:font-name="Cambria" fo:language="en" fo:country="US"/>
    </style:style>
    <style:style style:name="P5" style:family="paragraph" style:parent-style-name="Text_20_body">
      <style:paragraph-properties fo:text-align="center" style:justify-single-word="false"/>
      <style:text-properties style:font-name="Cambria" fo:language="en" fo:country="US"/>
    </style:style>
    <style:style style:name="P6" style:family="paragraph" style:parent-style-name="Text_20_body">
      <style:paragraph-properties fo:text-align="start" style:justify-single-word="false"/>
      <style:text-properties style:font-name="Cambria" style:font-name-asian="Times New Roman1" style:font-name-complex="Times New Roman1"/>
    </style:style>
    <style:style style:name="P7" style:family="paragraph" style:parent-style-name="Text_20_body">
      <style:paragraph-properties fo:text-align="start" style:justify-single-word="false"/>
      <style:text-properties style:font-name="Cambria" fo:language="ru" fo:country="RU" style:font-name-asian="Times New Roman1" style:font-name-complex="Times New Roman1"/>
    </style:style>
    <style:style style:name="P8" style:family="paragraph" style:parent-style-name="Text_20_body">
      <style:paragraph-properties fo:text-align="center" style:justify-single-word="false"/>
      <style:text-properties style:font-name="Cambria"/>
    </style:style>
    <style:style style:name="P9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11" style:family="paragraph" style:parent-style-name="Text_20_body" style:list-style-name="L1">
      <style:paragraph-properties fo:text-align="start" style:justify-single-word="false"/>
      <style:text-properties style:font-name="Cambria"/>
    </style:style>
    <style:style style:name="P12" style:family="paragraph" style:parent-style-name="Text_20_body" style:list-style-name="L2">
      <style:paragraph-properties fo:text-align="start" style:justify-single-word="false"/>
      <style:text-properties style:font-name="Cambria"/>
    </style:style>
    <style:style style:name="P13" style:family="paragraph" style:parent-style-name="Heading_20_1"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fo:font-weight="normal" style:font-weight-asian="normal" style:font-weight-complex="normal"/>
    </style:style>
    <style:style style:name="T4" style:family="text">
      <style:text-properties fo:language="ru" fo:country="RU" fo:font-style="normal" style:font-style-asian="normal" style:font-style-complex="normal"/>
    </style:style>
    <style:style style:name="T5" style:family="text">
      <style:text-properties fo:language="ru" fo:country="RU"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style="italic" style:font-style-asian="italic" style:font-style-complex="italic"/>
    </style:style>
    <style:style style:name="T11" style:family="text">
      <style:text-properties fo:language="en" fo:country="US" fo:font-style="italic" style:font-name-asian="Times New Roman1" style:font-style-asian="italic" style:font-name-complex="Times New Roman1" style:font-style-complex="italic"/>
    </style:style>
    <style:style style:name="T12" style:family="text">
      <style:text-properties fo:language="en" fo:country="US" fo:font-style="normal" style:font-style-asian="normal" style:font-style-complex="normal"/>
    </style:style>
    <style:style style:name="T13" style:family="text">
      <style:text-properties fo:language="en" fo:country="US" fo:font-style="normal" style:font-name-asian="Times New Roman3" style:font-style-asian="normal" style:font-name-complex="Times New Roman3" style:font-style-complex="normal"/>
    </style:style>
    <style:style style:name="T14" style:family="text">
      <style:text-properties fo:language="en" fo:country="US" fo:font-style="normal" style:font-name-asian="Times New Roman1" style:font-style-asian="normal" style:font-name-complex="Times New Roman1" style:font-style-complex="normal"/>
    </style:style>
    <style:style style:name="T1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<draw:frame draw:style-name="fr1" draw:name="Графический объект1" text:anchor-type="as-char" svg:width="0.85cm" svg:height="0.85cm" draw:z-index="0"><draw:image xlink:href="../images/0008.png" xlink:type="simple" xlink:show="embed" xlink:actuate="onLoad"/></draw:frame></text:p>
          </table:table-cell>
          <table:table-cell table:style-name="Table1.B1" office:value-type="string">
            <text:h text:style-name="P13" text:outline-level="1">Гипербола</text:h>
          </table:table-cell>
        </table:table-row>
        <table:table-row>
          <table:table-cell table:style-name="Table1.A2" office:value-type="string">
            <text:p text:style-name="P10">в палитре</text:p>
          </table:table-cell>
          <table:table-cell table:style-name="Table1.B1" office:value-type="string">
            <text:p text:style-name="P2">| векторизован<text:span text:style-name="T1"> </text:span>| <text:span text:style-name="T1">Си </text:span><text:span text:style-name="T9">|</text:span></text:p>
          </table:table-cell>
        </table:table-row>
        <table:table-row table:style-name="Table1.3">
          <table:table-cell table:style-name="Table1.A1" office:value-type="string">
            <text:p text:style-name="P9"><draw:frame draw:style-name="fr2" draw:name="Графический объект2" text:anchor-type="as-char" svg:width="2.251cm" svg:height="1.769cm" draw:z-index="1"><draw:image xlink:href="../images/0008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10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3">Блок формирует значение выходного сигнала, вычисленное по формуле:</text:p>
            <text:p text:style-name="P8"><draw:frame draw:style-name="fr3" draw:name="Object9" text:anchor-type="as-char" svg:width="2.605cm" svg:height="1.168cm" draw:z-index="2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  <text:p text:style-name="P3">где<draw:frame draw:style-name="fr3" draw:name="Object6" text:anchor-type="as-char" svg:width="0.974cm" svg:height="0.549cm" draw:z-index="3"><draw:object xlink:href="./Object 8" xlink:type="simple" xlink:show="embed" xlink:actuate="onLoad"/><draw:image xlink:href="./ObjectReplacements/Object 8" xlink:type="simple" xlink:show="embed" xlink:actuate="onLoad"/><svg:desc>formula</svg:desc></draw:frame>– коэффициенты, <draw:frame draw:style-name="fr3" draw:name="Object7" text:anchor-type="as-char" svg:width="1.087cm" svg:height="0.564cm" draw:z-index="4"><draw:object xlink:href="./Object 9" xlink:type="simple" xlink:show="embed" xlink:actuate="onLoad"/><draw:image xlink:href="./ObjectReplacements/Object 9" xlink:type="simple" xlink:show="embed" xlink:actuate="onLoad"/><svg:desc>formula</svg:desc></draw:frame>– выходной сигнал, <text:span text:style-name="T7">скаляр</text:span> или <text:span text:style-name="T7">вектор</text:span>,<draw:frame draw:style-name="fr3" draw:name="Object8" text:anchor-type="as-char" svg:width="0.376cm" svg:height="0.549cm" draw:z-index="5"><draw:object xlink:href="./Object 10" xlink:type="simple" xlink:show="embed" xlink:actuate="onLoad"/><draw:image xlink:href="./ObjectReplacements/Object 10" xlink:type="simple" xlink:show="embed" xlink:actuate="onLoad"/><svg:desc>formula</svg:desc></draw:frame>– текущее модельное время в секундах.</text:p>
            <text:p text:style-name="P3"><text:span text:style-name="T6">Свойства</text:span>:</text:p>
            <text:list xml:id="list5797555783804748601" text:style-name="L1">
              <text:list-item>
                <text:p text:style-name="P11">Числитель – коэффициент<draw:frame draw:style-name="fr3" draw:name="Object1" text:anchor-type="as-char" svg:width="0.485cm" svg:height="0.549cm" draw:z-index="6"><draw:object xlink:href="./Object 1" xlink:type="simple" xlink:show="embed" xlink:actuate="onLoad"/><draw:image xlink:href="./ObjectReplacements/Object 1" xlink:type="simple" xlink:show="embed" xlink:actuate="onLoad"/><svg:desc>formula</svg:desc></draw:frame>.</text:p>
              </text:list-item>
              <text:list-item>
                <text:p text:style-name="P11"><text:span text:style-name="T1">Минимальное значение знаменателя</text:span> – коэффициент<draw:frame draw:style-name="fr3" draw:name="Object2" text:anchor-type="as-char" svg:width="0.439cm" svg:height="0.28cm" draw:z-index="7"><draw:object xlink:href="./Object 2" xlink:type="simple" xlink:show="embed" xlink:actuate="onLoad"/><draw:image xlink:href="./ObjectReplacements/Object 2" xlink:type="simple" xlink:show="embed" xlink:actuate="onLoad"/><svg:desc>formula</svg:desc></draw:frame>.</text:p>
              </text:list-item>
            </text:list>
            <text:p text:style-name="P3"><text:span text:style-name="T1">Свойства</text:span> могут быть векторами<draw:frame draw:style-name="fr3" draw:name="Object4" text:anchor-type="as-char" svg:width="3.422cm" svg:height="0.728cm" draw:z-index="8"><draw:object xlink:href="./Object 4" xlink:type="simple" xlink:show="embed" xlink:actuate="onLoad"/><draw:image xlink:href="./ObjectReplacements/Object 4" xlink:type="simple" xlink:show="embed" xlink:actuate="onLoad"/><svg:desc>formula</svg:desc></draw:frame>,<draw:frame draw:style-name="fr3" draw:name="Object5" text:anchor-type="as-char" svg:width="3.261cm" svg:height="0.684cm" draw:z-index="9"><draw:object xlink:href="./Object 5" xlink:type="simple" xlink:show="embed" xlink:actuate="onLoad"/><draw:image xlink:href="./ObjectReplacements/Object 5" xlink:type="simple" xlink:show="embed" xlink:actuate="onLoad"/><svg:desc>formula</svg:desc></draw:frame>, <text:span text:style-name="T1">р</text:span>азмерности которых должны быть одинаковы, в этом случае на выходе будет также <text:span text:style-name="T7">вектор</text:span><text:span text:style-name="T9">:</text:span></text:p>
            <text:p text:style-name="P5"><draw:frame draw:style-name="fr3" draw:name="Object11" text:anchor-type="as-char" svg:width="4.65cm" svg:height="1.312cm" draw:z-index="10"><draw:object xlink:href="./Object 7" xlink:type="simple" xlink:show="embed" xlink:actuate="onLoad"/><draw:image xlink:href="./ObjectReplacements/Object 7" xlink:type="simple" xlink:show="embed" xlink:actuate="onLoad"/></draw:frame></text:p>
            <text:p text:style-name="P3"><text:span text:style-name="T15">Примеры</text:span> заполнения <text:span text:style-name="T1">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3"><text:span text:style-name="T2">Числовое</text:span><text:span text:style-name="T1"> задание </text:span><text:span text:style-name="T1">свойств</text:span><text:span text:style-name="T1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3" office:value-type="string">
                  <text:p text:style-name="P6">Числитель</text:p>
                </table:table-cell>
                <table:table-cell table:style-name="Таблица1.B3" office:value-type="string">
                  <text:p text:style-name="P3">[<text:span text:style-name="T9">5</text:span>.<text:span text:style-name="T9">3</text:span>]</text:p>
                </table:table-cell>
              </table:table-row>
              <table:table-row>
                <table:table-cell table:style-name="Таблица1.A3" office:value-type="string">
                  <text:p text:style-name="P7">Минимальное значение знаменателя</text:p>
                </table:table-cell>
                <table:table-cell table:style-name="Таблица1.B3" office:value-type="string">
                  <text:p text:style-name="P3">[<text:span text:style-name="T9">0.01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3"><text:span text:style-name="T6">Именованное</text:span><text:span text:style-name="T15"> задание </text:span><text:span text:style-name="T3">свойств</text:span><text:span text:style-name="T15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3" office:value-type="string">
                  <text:p text:style-name="P6">Числитель</text:p>
                </table:table-cell>
                <table:table-cell table:style-name="Таблица1.B3" office:value-type="string">
                  <text:p text:style-name="P3">[k<text:span text:style-name="T9">1</text:span>]</text:p>
                </table:table-cell>
              </table:table-row>
              <table:table-row>
                <table:table-cell table:style-name="Таблица1.A3" office:value-type="string">
                  <text:p text:style-name="P7">Минимальное значение знаменателя</text:p>
                </table:table-cell>
                <table:table-cell table:style-name="Таблица1.B3" office:value-type="string">
                  <text:p text:style-name="P3">[<text:span text:style-name="T9">eps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3"><text:span text:style-name="T6">Смешанное</text:span><text:span text:style-name="T15"> задание </text:span><text:span text:style-name="T3">свойств</text:span><text:span text:style-name="T15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<text:soft-page-break/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3" office:value-type="string">
                  <text:p text:style-name="P6">Числитель</text:p>
                </table:table-cell>
                <table:table-cell table:style-name="Таблица1.B3" office:value-type="string">
                  <text:p text:style-name="P4">[k1]</text:p>
                </table:table-cell>
              </table:table-row>
              <table:table-row>
                <table:table-cell table:style-name="Таблица1.A3" office:value-type="string">
                  <text:p text:style-name="P7">Минимальное значение знаменателя</text:p>
                </table:table-cell>
                <table:table-cell table:style-name="Таблица1.B3" office:value-type="string">
                  <text:p text:style-name="P3">[<text:span text:style-name="T9">0.1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3"><text:span text:style-name="T6">Векторное</text:span><text:span text:style-name="T15"> задание </text:span><text:span text:style-name="T3">свойств</text:span><text:span text:style-name="T15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3" office:value-type="string">
                  <text:p text:style-name="P6">Числитель</text:p>
                </table:table-cell>
                <table:table-cell table:style-name="Таблица1.B3" office:value-type="string">
                  <text:p text:style-name="P3">[2<text:span text:style-name="T9">,2]</text:span></text:p>
                </table:table-cell>
              </table:table-row>
              <table:table-row>
                <table:table-cell table:style-name="Таблица1.A3" office:value-type="string">
                  <text:p text:style-name="P7">Минимальное значение знаменателя</text:p>
                </table:table-cell>
                <table:table-cell table:style-name="Таблица1.B3" office:value-type="string">
                  <text:p text:style-name="P3">[<text:span text:style-name="T9">0.01,0.02]</text:span></text:p>
                </table:table-cell>
              </table:table-row>
            </table:table>
            <text:p text:style-name="P3"><text:span text:style-name="T6">Примечани</text:span><text:span text:style-name="T2">я</text:span>:</text:p>
            <text:list xml:id="list4197848850069768058" text:style-name="L2">
              <text:list-item>
                <text:p text:style-name="P12"><text:span text:style-name="T1">По умолчанию блок </text:span>формирует <text:span text:style-name="T8">скалярный</text:span> выходной сигнал.</text:p>
              </text:list-item>
              <text:list-item>
                <text:p text:style-name="P12"><text:span text:style-name="T12">Именованные свойства </text:span><text:span text:style-name="T4">могут быть заданы </text:span><text:span text:style-name="T12">как </text:span><text:span text:style-name="T10">локальные</text:span><text:span text:style-name="T12"> переменные модели (субмодели) во вкладке </text:span><text:span text:style-name="T10">Параметры,</text:span><text:span text:style-name="T12"> как </text:span><text:span text:style-name="T10">глобальные</text:span><text:span text:style-name="T12"> сигналы проекта при помощи пункта главного меню </text:span><text:span text:style-name="T5">Сервис</text:span><text:span text:style-name="T12"> </text:span><text:span text:style-name="T13">→</text:span><text:span text:style-name="T14"> </text:span><text:span text:style-name="T11">Сигналы,</text:span><text:span text:style-name="T12"> </text:span><text:span text:style-name="T4">или как </text:span><text:span text:style-name="T5">внешние</text:span><text:span text:style-name="T4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.101cm" fo:line-height="150%" style:page-number="auto"/>
      <style:text-properties style:font-name="Times New Roman1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Гипербола</dc:title>
    <dc:date>2014-11-29T00:56:52.49</dc:date>
    <meta:generator>OpenOffice/4.1.1$Win32 OpenOffice.org_project/411m6$Build-9775</meta:generator>
    <meta:editing-duration>PT3H38M19S</meta:editing-duration>
    <meta:editing-cycles>78</meta:editing-cycles>
    <meta:document-statistic meta:table-count="2" meta:image-count="2" meta:object-count="9" meta:page-count="2" meta:paragraph-count="46" meta:word-count="160" meta:character-count="1170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k</mi>
    </mrow>
    <annotation encoding="StarMath 5.0">k</annotation>
  </semantics>
</math>
</file>

<file path=Object 10/content.xml><?xml version="1.0" encoding="utf-8"?>
<math xmlns="http://www.w3.org/1998/Math/MathML">
  <semantics>
    <mrow>
      <mi>t</mi>
    </mrow>
    <annotation encoding="StarMath 5.0">t</annotation>
  </semantics>
</math>
</file>

<file path=Object 1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frac>
          <mi>k</mi>
          <mrow>
            <mrow>
              <mo stretchy="false">ϵ</mo>
              <mo stretchy="false">+</mo>
              <mi>t</mi>
            </mrow>
          </mrow>
        </mfrac>
      </mrow>
      <mi>,</mi>
    </mrow>
    <annotation encoding="StarMath 5.0">y(t) = k over {%epsilon + t} ,</annotation>
  </semantics>
</math>
</file>

<file path=Object 2/content.xml><?xml version="1.0" encoding="utf-8"?>
<math xmlns="http://www.w3.org/1998/Math/MathML">
  <semantics>
    <mrow>
      <mo stretchy="false">ϵ</mo>
    </mrow>
    <annotation encoding="StarMath 5.0">%epsilon</annotation>
  </semantics>
</math>
</file>

<file path=Object 4/content.xml><?xml version="1.0" encoding="utf-8"?>
<math xmlns="http://www.w3.org/1998/Math/MathML">
  <semantics>
    <mrow>
      <mrow>
        <mover accent="true">
          <mrow>
            <mi>k</mi>
          </mrow>
          <mo stretchy="false">⃗</mo>
        </mover>
        <mo stretchy="false">=</mo>
        <mfenced open="[" close="]">
          <mrow>
            <msub>
              <mi>k</mi>
              <mrow>
                <mn>1</mn>
              </mrow>
            </msub>
            <mi>,</mi>
            <msub>
              <mi>k</mi>
              <mrow>
                <mn>2</mn>
              </mrow>
            </msub>
            <mi>,</mi>
            <mn>...</mn>
            <msub>
              <mi>k</mi>
              <mrow>
                <mi>n</mi>
              </mrow>
            </msub>
          </mrow>
        </mfenced>
      </mrow>
    </mrow>
    <annotation encoding="StarMath 5.0">vec {k}=
left [
k_{1} , k_{2} , ... k_{n}
right ]</annotation>
  </semantics>
</math>
</file>

<file path=Object 5/content.xml><?xml version="1.0" encoding="utf-8"?>
<math xmlns="http://www.w3.org/1998/Math/MathML">
  <semantics>
    <mrow>
      <mrow>
        <mover accent="true">
          <mrow>
            <mo stretchy="false">ϵ</mo>
          </mrow>
          <mo stretchy="false">⃗</mo>
        </mover>
        <mo stretchy="false">=</mo>
        <mfenced open="[" close="]">
          <mrow>
            <msub>
              <mo stretchy="false">ϵ</mo>
              <mrow>
                <mn>1</mn>
              </mrow>
            </msub>
            <mi>,</mi>
            <msub>
              <mo stretchy="false">ϵ</mo>
              <mrow>
                <mn>2</mn>
              </mrow>
            </msub>
            <mi>,</mi>
            <mn>...</mn>
            <msub>
              <mo stretchy="false">ϵ</mo>
              <mrow>
                <mi>n</mi>
              </mrow>
            </msub>
          </mrow>
        </mfenced>
      </mrow>
    </mrow>
    <annotation encoding="StarMath 5.0">vec {%epsilon}=
left [
%epsilon_{1} , %epsilon_{2} , ... %epsilon_{n}
right ]</annotation>
  </semantics>
</math>
</file>

<file path=Object 7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frac>
          <msub>
            <mi>k</mi>
            <mi>i</mi>
          </msub>
          <mrow>
            <mrow>
              <msub>
                <mo stretchy="false">ϵ</mo>
                <mi>i</mi>
              </msub>
              <mo stretchy="false">+</mo>
              <mi>t</mi>
            </mrow>
          </mrow>
        </mfrac>
      </mrow>
      <mi>,</mi>
      <mi/>
      <mrow>
        <mi>i</mi>
        <mo stretchy="false">=</mo>
        <mn>1...n.</mn>
      </mrow>
    </mrow>
    <annotation encoding="StarMath 5.0">y_i(t) = k_i over {%epsilon_i + t} , ~ i=1...n.</annotation>
  </semantics>
</math>
</file>

<file path=Object 8/content.xml><?xml version="1.0" encoding="utf-8"?>
<math xmlns="http://www.w3.org/1998/Math/MathML">
  <semantics>
    <mrow>
      <mi>k</mi>
      <mi>,</mi>
      <mo stretchy="false">ϵ</mo>
    </mrow>
    <annotation encoding="StarMath 5.0">k, %epsilon</annotation>
  </semantics>
</math>
</file>

<file path=Object 9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